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643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4.607cm"/>
    </style:style>
    <style:style style:name="co6" style:family="table-column">
      <style:table-column-properties fo:break-before="auto" style:column-width="4.468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3.281cm"/>
    </style:style>
    <style:style style:name="co9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3.526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3.665cm"/>
    </style:style>
    <style:style style:name="co14" style:family="table-column">
      <style:table-column-properties fo:break-before="auto" style:column-width="4.921cm"/>
    </style:style>
    <style:style style:name="co15" style:family="table-column">
      <style:table-column-properties fo:break-before="auto" style:column-width="5.271cm"/>
    </style:style>
    <style:style style:name="co16" style:family="table-column">
      <style:table-column-properties fo:break-before="auto" style:column-width="4.888cm"/>
    </style:style>
    <style:style style:name="co17" style:family="table-column">
      <style:table-column-properties fo:break-before="auto" style:column-width="5.062cm"/>
    </style:style>
    <style:style style:name="co18" style:family="table-column">
      <style:table-column-properties fo:break-before="auto" style:column-width="3.141cm"/>
    </style:style>
    <style:style style:name="ro1" style:family="table-row">
      <style:table-row-properties style:row-height="2.738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3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4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9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73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7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3pt" style:font-size-asian="13pt" style:font-size-complex="13pt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 style:data-style-name="N84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8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1" style:family="table-cell" style:parent-style-name="Default" style:data-style-name="N142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2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3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TOS" table:style-name="ta1">
        <table:table-column table:style-name="co1" table:number-columns-repeated="3" table:default-cell-style-name="ce59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1" table:default-cell-style-name="ce59"/>
        <table:table-column table:style-name="co7" table:default-cell-style-name="ce74"/>
        <table:table-column table:style-name="co1" table:default-cell-style-name="ce59"/>
        <table:table-column table:style-name="co8" table:default-cell-style-name="ce59"/>
        <table:table-column table:style-name="co1" table:default-cell-style-name="ce59"/>
        <table:table-column table:style-name="co9" table:default-cell-style-name="ce74"/>
        <table:table-column table:style-name="co1" table:number-columns-repeated="2" table:default-cell-style-name="ce59"/>
        <table:table-column table:style-name="co10" table:default-cell-style-name="ce74"/>
        <table:table-column table:style-name="co1" table:default-cell-style-name="ce59"/>
        <table:table-column table:style-name="co11" table:default-cell-style-name="ce74"/>
        <table:table-column table:style-name="co1" table:number-columns-repeated="2" table:default-cell-style-name="ce59"/>
        <table:table-column table:style-name="co12" table:default-cell-style-name="ce74"/>
        <table:table-row table:style-name="ro1">
          <table:table-cell table:style-name="ce57" office:value-type="string" calcext:value-type="string">
            <text:p>Tipo de registro</text:p>
          </table:table-cell>
          <table:table-cell table:style-name="ce57" office:value-type="string" calcext:value-type="string">
            <text:p>Consecutivo de registro</text:p>
          </table:table-cell>
          <table:table-cell table:style-name="ce57" office:value-type="string" calcext:value-type="string">
            <text:p>Tipo de identificación </text:p>
          </table:table-cell>
          <table:table-cell table:style-name="ce57" office:value-type="string" calcext:value-type="string">
            <text:p>Número identificación </text:p>
          </table:table-cell>
          <table:table-cell table:style-name="ce57" office:value-type="string" calcext:value-type="string">
            <text:p>primer apellido</text:p>
          </table:table-cell>
          <table:table-cell table:style-name="ce57" office:value-type="string" calcext:value-type="string">
            <text:p>segundo apellido</text:p>
          </table:table-cell>
          <table:table-cell table:style-name="ce57" office:value-type="string" calcext:value-type="string">
            <text:p>primer nombre</text:p>
          </table:table-cell>
          <table:table-cell table:style-name="ce57" office:value-type="string" calcext:value-type="string">
            <text:p>segundo nombre</text:p>
          </table:table-cell>
          <table:table-cell table:style-name="ce57" office:value-type="string" calcext:value-type="string">
            <text:p>codigo de pertenencia etnica</text:p>
          </table:table-cell>
          <table:table-cell table:style-name="ce73" office:value-type="string" calcext:value-type="string">
            <text:p>fecha de la atencion del parto</text:p>
          </table:table-cell>
          <table:table-cell table:style-name="ce75" office:value-type="string" calcext:value-type="string">
            <text:p>finalidad de la consulta</text:p>
          </table:table-cell>
          <table:table-cell table:style-name="ce57" office:value-type="string" calcext:value-type="string">
            <text:p>codigo cups del procediemento</text:p>
          </table:table-cell>
          <table:table-cell table:style-name="ce57" office:value-type="string" calcext:value-type="string">
            <text:p>toma de prueba rapida para sifilis</text:p>
          </table:table-cell>
          <table:table-cell table:style-name="ce73" office:value-type="string" calcext:value-type="string">
            <text:p>Fecha de toma de prueba rápida para sífilis</text:p>
          </table:table-cell>
          <table:table-cell table:style-name="ce77" office:value-type="string" calcext:value-type="string">
            <text:p>Resultados serología para sífilis</text:p>
          </table:table-cell>
          <table:table-cell table:style-name="ce57"/>
          <table:table-cell table:style-name="ce78" office:value-type="string" calcext:value-type="string">
            <text:p>Fecha Asesoría pre test Elisa para VIH</text:p>
          </table:table-cell>
          <table:table-cell table:style-name="ce57" office:value-type="string" calcext:value-type="string">
            <text:p>Toma de prueba rápida para VIH</text:p>
          </table:table-cell>
          <table:table-cell table:style-name="ce73" office:value-type="string" calcext:value-type="string">
            <text:p>Fecha de Toma de prueba rápida para VIH</text:p>
          </table:table-cell>
          <table:table-cell table:style-name="ce57" office:value-type="string" calcext:value-type="string">
            <text:p>Resultado prueba rápida para VIH</text:p>
          </table:table-cell>
          <table:table-cell table:style-name="ce80" office:value-type="string" calcext:value-type="string">
            <text:p>Suministro de anticonceptivo post evento obstétrico</text:p>
          </table:table-cell>
          <table:table-cell table:style-name="ce81" office:value-type="string" calcext:value-type="string">
            <text:p>Fecha suministro de anticonceptivo post evento obstétrico</text:p>
          </table:table-cell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TI </text:p>
          </table:table-cell>
          <table:table-cell table:style-name="ce61" office:value-type="float" office:value="1054146642" calcext:value-type="float">
            <text:p>1054146642</text:p>
          </table:table-cell>
          <table:table-cell table:style-name="ce71" office:value-type="string" calcext:value-type="string">
            <text:p>CASTRO</text:p>
          </table:table-cell>
          <table:table-cell table:style-name="ce71" office:value-type="string" calcext:value-type="string">
            <text:p>GRANADOS</text:p>
          </table:table-cell>
          <table:table-cell table:style-name="ce71" office:value-type="string" calcext:value-type="string">
            <text:p>DIANA</text:p>
          </table:table-cell>
          <table:table-cell table:style-name="ce71" office:value-type="string" calcext:value-type="string">
            <text:p>PAOLA</text:p>
          </table:table-cell>
          <table:table-cell table:style-name="ce72" office:value-type="float" office:value="6" calcext:value-type="float">
            <text:p>6</text:p>
          </table:table-cell>
          <table:table-cell office:value-type="date" office:date-value="2022-09-01" calcext:value-type="date">
            <text:p>2022-09-01</text:p>
          </table:table-cell>
          <table:table-cell table:style-name="ce72" office:value-type="float" office:value="1" calcext:value-type="float">
            <text:p>1</text:p>
          </table:table-cell>
          <table:table-cell table:style-name="ce76" office:value-type="float" office:value="735301" calcext:value-type="float">
            <text:p>735301</text:p>
          </table:table-cell>
          <table:table-cell table:style-name="ce72"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table:style-name="ce71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table:style-name="ce72"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table:style-name="ce71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style-name="ce82" office:value-type="date" office:date-value="2022-09-03" calcext:value-type="date">
            <text:p>2022-09-0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3004391</text:p>
          </table:table-cell>
          <table:table-cell office:value-type="string" calcext:value-type="string">
            <text:p>BERRIOS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ANDREINA</text:p>
          </table:table-cell>
          <table:table-cell office:value-type="string" calcext:value-type="string">
            <text:p>ALBERMARY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2" calcext:value-type="date">
            <text:p>2022-09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49658358" calcext:value-type="float">
            <text:p>1049658358</text:p>
          </table:table-cell>
          <table:table-cell office:value-type="string" calcext:value-type="string">
            <text:p>RIOS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LEIDI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2" calcext:value-type="date">
            <text:p>2022-09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7164056" calcext:value-type="float">
            <text:p>1057164056</text:p>
          </table:table-cell>
          <table:table-cell office:value-type="string" calcext:value-type="string">
            <text:p>BENAVIDES </text:p>
          </table:table-cell>
          <table:table-cell office:value-type="string" calcext:value-type="string">
            <text:p>APONTE</text:p>
          </table:table-cell>
          <table:table-cell office:value-type="string" calcext:value-type="string">
            <text:p>VILMA</text:p>
          </table:table-cell>
          <table:table-cell office:value-type="string" calcext:value-type="string">
            <text:p>YINETH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7184457" calcext:value-type="float">
            <text:p>1057184457</text:p>
          </table:table-cell>
          <table:table-cell office:value-type="string" calcext:value-type="string">
            <text:p>GRANADOS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2" calcext:value-type="date">
            <text:p>2022-09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3214665" calcext:value-type="float">
            <text:p>3214665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FEBLES</text:p>
          </table:table-cell>
          <table:table-cell office:value-type="string" calcext:value-type="string">
            <text:p>FRAILYS</text:p>
          </table:table-cell>
          <table:table-cell office:value-type="string" calcext:value-type="string">
            <text:p>DE LOS ANGELES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274564" calcext:value-type="float">
            <text:p>1055274564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TUTA</text:p>
          </table:table-cell>
          <table:table-cell office:value-type="string" calcext:value-type="string">
            <text:p>YEIMY</text:p>
          </table:table-cell>
          <table:table-cell office:value-type="string" calcext:value-type="string">
            <text:p>VIV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2" calcext:value-type="date">
            <text:p>2022-09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38647" calcext:value-type="float">
            <text:p>1002538647</text:p>
          </table:table-cell>
          <table:table-cell office:value-type="string" calcext:value-type="string">
            <text:p>CIPAGAUT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YEINIFER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2" calcext:value-type="date">
            <text:p>2022-09-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1674600" calcext:value-type="float">
            <text:p>1051674600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OSQUERA</text:p>
          </table:table-cell>
          <table:table-cell office:value-type="string" calcext:value-type="string">
            <text:p>EILEN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5373144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NUÑEZ</text:p>
          </table:table-cell>
          <table:table-cell office:value-type="string" calcext:value-type="string">
            <text:p>YORCELIS</text:p>
          </table:table-cell>
          <table:table-cell office:value-type="string" calcext:value-type="string">
            <text:p>CARO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9093" calcext:value-type="float">
            <text:p>1052409093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ARZON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30576579" calcext:value-type="float">
            <text:p>1030576579</text:p>
          </table:table-cell>
          <table:table-cell office:value-type="string" calcext:value-type="string">
            <text:p>DALLOS</text:p>
          </table:table-cell>
          <table:table-cell office:value-type="string" calcext:value-type="string">
            <text:p>VALDERRAMA</text:p>
          </table:table-cell>
          <table:table-cell office:value-type="string" calcext:value-type="string">
            <text:p>LIZETH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694773" calcext:value-type="float">
            <text:p>1002694773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JOSE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5" calcext:value-type="date">
            <text:p>2022-09-0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54252785" calcext:value-type="float">
            <text:p>1054252785</text:p>
          </table:table-cell>
          <table:table-cell office:value-type="string" calcext:value-type="string">
            <text:p>PINZON</text:p>
          </table:table-cell>
          <table:table-cell office:value-type="string" calcext:value-type="string">
            <text:p>VELANDIA</text:p>
          </table:table-cell>
          <table:table-cell office:value-type="string" calcext:value-type="string">
            <text:p>FRANCY</text:p>
          </table:table-cell>
          <table:table-cell office:value-type="string" calcext:value-type="string">
            <text:p>CAMI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5" calcext:value-type="date">
            <text:p>2022-09-0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46674964" calcext:value-type="float">
            <text:p>46674964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NUBIA</text:p>
          </table:table-cell>
          <table:table-cell office:value-type="string" calcext:value-type="string">
            <text:p>EST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31211419</text:p>
          </table:table-cell>
          <table:table-cell office:value-type="string" calcext:value-type="string">
            <text:p>PALENCIA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DISNEILY</text:p>
          </table:table-cell>
          <table:table-cell office:value-type="string" calcext:value-type="string">
            <text:p>DEL VALLE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92020" calcext:value-type="float">
            <text:p>10523920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LBARRACIN</text:p>
          </table:table-cell>
          <table:table-cell office:value-type="string" calcext:value-type="string">
            <text:p>DORELLY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7" calcext:value-type="date">
            <text:p>2022-09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float" office:value="5807398" calcext:value-type="float">
            <text:p>5807398</text:p>
          </table:table-cell>
          <table:table-cell office:value-type="string" calcext:value-type="string">
            <text:p>YANEZ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ERLIANIS</text:p>
          </table:table-cell>
          <table:table-cell office:value-type="string" calcext:value-type="string">
            <text:p>VANES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7" calcext:value-type="date">
            <text:p>2022-09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6572373" calcext:value-type="float">
            <text:p>1056572373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ROSMI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7" calcext:value-type="date">
            <text:p>2022-09-0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7" calcext:value-type="date">
            <text:p>2022-09-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7" calcext:value-type="date">
            <text:p>2022-09-0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7" calcext:value-type="date">
            <text:p>2022-09-0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54064323" calcext:value-type="float">
            <text:p>1054064323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DANI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62" office:value-type="float" office:value="1053609996" calcext:value-type="float">
            <text:p>1053609996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SOF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17518181" calcext:value-type="float">
            <text:p>1117518181</text:p>
          </table:table-cell>
          <table:table-cell office:value-type="string" calcext:value-type="string">
            <text:p>CUELLAR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YISETH</text:p>
          </table:table-cell>
          <table:table-cell office:value-type="string" calcext:value-type="string">
            <text:p>KAR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14534" calcext:value-type="float">
            <text:p>1052414534</text:p>
          </table:table-cell>
          <table:table-cell office:value-type="string" calcext:value-type="string">
            <text:p>PULIDO</text:p>
          </table:table-cell>
          <table:table-cell office:value-type="string" calcext:value-type="string">
            <text:p>VELANDIA</text:p>
          </table:table-cell>
          <table:table-cell office:value-type="string" calcext:value-type="string">
            <text:p>NATALY</text:p>
          </table:table-cell>
          <table:table-cell office:value-type="string" calcext:value-type="string">
            <text:p>ADR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98515" calcext:value-type="float">
            <text:p>1052398515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ADR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64006" calcext:value-type="float">
            <text:p>1053664006</text:p>
          </table:table-cell>
          <table:table-cell office:value-type="string" calcext:value-type="string">
            <text:p>DAZA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6095938</text:p>
          </table:table-cell>
          <table:table-cell office:value-type="string" calcext:value-type="string">
            <text:p>COLMENAR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ALIXAMAR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6573559" calcext:value-type="float">
            <text:p>1056573559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GALVIS</text:p>
          </table:table-cell>
          <table:table-cell office:value-type="string" calcext:value-type="string">
            <text:p>LINDAUR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0" calcext:value-type="date">
            <text:p>2022-09-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16568" calcext:value-type="float">
            <text:p>1053616568</text:p>
          </table:table-cell>
          <table:table-cell office:value-type="string" calcext:value-type="string">
            <text:p>MARGUA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MARBEL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0" calcext:value-type="date">
            <text:p>2022-09-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79517" calcext:value-type="float">
            <text:p>1052379517</text:p>
          </table:table-cell>
          <table:table-cell office:value-type="string" calcext:value-type="string">
            <text:p>GRANADOS</text:p>
          </table:table-cell>
          <table:table-cell office:value-type="string" calcext:value-type="string">
            <text:p>TOBO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L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16809849" calcext:value-type="float">
            <text:p>1116809849</text:p>
          </table:table-cell>
          <table:table-cell office:value-type="string" calcext:value-type="string">
            <text:p>PORTILL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OS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0" calcext:value-type="date">
            <text:p>2022-09-10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0" calcext:value-type="date">
            <text:p>2022-09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0" calcext:value-type="date">
            <text:p>2022-09-10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0" calcext:value-type="date">
            <text:p>2022-09-1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85825" calcext:value-type="float">
            <text:p>1052385825</text:p>
          </table:table-cell>
          <table:table-cell office:value-type="string" calcext:value-type="string">
            <text:p>GOYENECH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YEIMY</text:p>
          </table:table-cell>
          <table:table-cell office:value-type="string" calcext:value-type="string">
            <text:p>MIL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1" calcext:value-type="date">
            <text:p>2022-09-1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6554252" calcext:value-type="float">
            <text:p>1056554252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PINZON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YAMILE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1" calcext:value-type="date">
            <text:p>2022-09-11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3608929" calcext:value-type="float">
            <text:p>1053608929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ENIRID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380359" calcext:value-type="float">
            <text:p>1052380359</text:p>
          </table:table-cell>
          <table:table-cell office:value-type="string" calcext:value-type="string">
            <text:p>VELA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6076088" calcext:value-type="float">
            <text:p>1056076088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GDAL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1114679" calcext:value-type="float">
            <text:p>1001114679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18201824" calcext:value-type="float">
            <text:p>1118201824</text:p>
          </table:table-cell>
          <table:table-cell office:value-type="string" calcext:value-type="string">
            <text:p>BERMUD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TAT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63" office:value-type="float" office:value="1055314171" calcext:value-type="float">
            <text:p>1055314171</text:p>
          </table:table-cell>
          <table:table-cell office:value-type="string" calcext:value-type="string">
            <text:p>GALA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730196" calcext:value-type="float">
            <text:p>1055730196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MILCEN</text:p>
          </table:table-cell>
          <table:table-cell office:value-type="string" calcext:value-type="string">
            <text:p>DEL CARMEN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  <table:table-cell table:style-name="ce7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64" office:value-type="float" office:value="1052392233" calcext:value-type="float">
            <text:p>1052392233</text:p>
          </table:table-cell>
          <table:table-cell office:value-type="string" calcext:value-type="string">
            <text:p>PANQUEVA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PATRIC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81919052" calcext:value-type="float">
            <text:p>1081919052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PAO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65" office:value-type="float" office:value="1054065246" calcext:value-type="float">
            <text:p>1054065246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JOHAN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5939" calcext:value-type="float">
            <text:p>1052405939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REY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0639921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VALIENTE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MAR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5312048" calcext:value-type="float">
            <text:p>1055312048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ARANTES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ANGEL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46674831" calcext:value-type="float">
            <text:p>46674831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RO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1477" calcext:value-type="float">
            <text:p>1052401477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ONGUI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18566798" calcext:value-type="float">
            <text:p>1118566798</text:p>
          </table:table-cell>
          <table:table-cell office:value-type="string" calcext:value-type="string">
            <text:p>COPAJIT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LOR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52710378" calcext:value-type="float">
            <text:p>52710378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ALBENIS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6557014" calcext:value-type="float">
            <text:p>1006557014</text:p>
          </table:table-cell>
          <table:table-cell office:value-type="string" calcext:value-type="string">
            <text:p>CRISTANCH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ELE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607038" calcext:value-type="float">
            <text:p>1002607038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KATHERINE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7436032" calcext:value-type="float">
            <text:p>1007436032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YESIKA</text:p>
          </table:table-cell>
          <table:table-cell office:value-type="string" calcext:value-type="string">
            <text:p>ALEJ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99710" calcext:value-type="float">
            <text:p>1052499710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CARREÑ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AR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727027" calcext:value-type="float">
            <text:p>1002727027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TURG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NICOLETTE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5443801" calcext:value-type="float">
            <text:p>1005443801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LUVI</text:p>
          </table:table-cell>
          <table:table-cell office:value-type="string" calcext:value-type="string">
            <text:p>ALEXANDR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18631378</text:p>
          </table:table-cell>
          <table:table-cell office:value-type="string" calcext:value-type="string">
            <text:p>CAZORLA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ELVA</text:p>
          </table:table-cell>
          <table:table-cell office:value-type="string" calcext:value-type="string">
            <text:p>MERCEDES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14300" calcext:value-type="float">
            <text:p>1052414300</text:p>
          </table:table-cell>
          <table:table-cell office:value-type="string" calcext:value-type="string">
            <text:p>PATIÑO</text:p>
          </table:table-cell>
          <table:table-cell office:value-type="string" calcext:value-type="string">
            <text:p>AVELLA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TAT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66" office:value-type="float" office:value="46453334" calcext:value-type="float">
            <text:p>46453334</text:p>
          </table:table-cell>
          <table:table-cell office:value-type="string" calcext:value-type="string">
            <text:p>DUEÑAS</text:p>
          </table:table-cell>
          <table:table-cell office:value-type="string" calcext:value-type="string">
            <text:p>CIPAGAUT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GELIC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55057" calcext:value-type="float">
            <text:p>100245505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table:style-name="ce67" office:value-type="float" office:value="1117239" calcext:value-type="float">
            <text:p>1117239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SABEL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2402510" calcext:value-type="float">
            <text:p>1052402510</text:p>
          </table:table-cell>
          <table:table-cell office:value-type="string" calcext:value-type="string">
            <text:p>ESLAVA</text:p>
          </table:table-cell>
          <table:table-cell office:value-type="string" calcext:value-type="string">
            <text:p>ESPITI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YANITH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1" calcext:value-type="date">
            <text:p>2022-09-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15426576" calcext:value-type="float">
            <text:p>1015426576</text:p>
          </table:table-cell>
          <table:table-cell office:value-type="string" calcext:value-type="string">
            <text:p>GARZ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CAROLI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1" calcext:value-type="date">
            <text:p>2022-09-21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1" calcext:value-type="date">
            <text:p>2022-09-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1" calcext:value-type="date">
            <text:p>2022-09-2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1" calcext:value-type="date">
            <text:p>2022-09-2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68" office:value-type="float" office:value="1053664138" calcext:value-type="float">
            <text:p>1053664138</text:p>
          </table:table-cell>
          <table:table-cell table:number-columns-repeated="2" office:value-type="string" calcext:value-type="string">
            <text:p>MACHUCA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58"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69" office:value-type="float" office:value="1002681210" calcext:value-type="float">
            <text:p>1002681210</text:p>
          </table:table-cell>
          <table:table-cell table:number-columns-repeated="2" office:value-type="string" calcext:value-type="string">
            <text:p>DIA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ESTER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56875" calcext:value-type="float">
            <text:p>1002556875</text:p>
          </table:table-cell>
          <table:table-cell table:number-columns-repeated="2" office:value-type="string" calcext:value-type="string">
            <text:p>MENDIVELSO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MIREY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0693712" calcext:value-type="float">
            <text:p>1000693712</text:p>
          </table:table-cell>
          <table:table-cell table:number-columns-repeated="2" office:value-type="string" calcext:value-type="string">
            <text:p>SU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ATAL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 </text:p>
          </table:table-cell>
          <table:table-cell office:value-type="float" office:value="1054064363" calcext:value-type="float">
            <text:p>1054064363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CUEVAS</text:p>
          </table:table-cell>
          <table:table-cell office:value-type="string" calcext:value-type="string">
            <text:p>YURY</text:p>
          </table:table-cell>
          <table:table-cell office:value-type="string" calcext:value-type="string">
            <text:p>TAT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461844" calcext:value-type="float">
            <text:p>1002461844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YA</text:p>
          </table:table-cell>
          <table:table-cell office:value-type="string" calcext:value-type="string">
            <text:p>YILLETH</text:p>
          </table:table-cell>
          <table:table-cell office:value-type="string" calcext:value-type="string">
            <text:p>ESTEPHAN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118552950" calcext:value-type="float">
            <text:p>1118552950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NINI</text:p>
          </table:table-cell>
          <table:table-cell office:value-type="string" calcext:value-type="string">
            <text:p>JOH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4254302" calcext:value-type="float">
            <text:p>1054254302</text:p>
          </table:table-cell>
          <table:table-cell table:number-columns-repeated="2" office:value-type="string" calcext:value-type="string">
            <text:p>DURAN</text:p>
          </table:table-cell>
          <table:table-cell office:value-type="string" calcext:value-type="string">
            <text:p>JAKY</text:p>
          </table:table-cell>
          <table:table-cell office:value-type="string" calcext:value-type="string">
            <text:p>YESEN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50200190" calcext:value-type="float">
            <text:p>1050200190</text:p>
          </table:table-cell>
          <table:table-cell office:value-type="string" calcext:value-type="string">
            <text:p>VALDERRAMA</text:p>
          </table:table-cell>
          <table:table-cell office:value-type="string" calcext:value-type="string">
            <text:p>ALAVAREZ</text:p>
          </table:table-cell>
          <table:table-cell office:value-type="string" calcext:value-type="string">
            <text:p>LILIAN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9-25" calcext:value-type="date">
            <text:p>2022-09-25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24059927" calcext:value-type="float">
            <text:p>24059927</text:p>
          </table:table-cell>
          <table:table-cell office:value-type="string" calcext:value-type="string">
            <text:p>MONTAÑ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ELY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5" calcext:value-type="date">
            <text:p>2022-09-25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table:style-name="ce70" office:value-type="float" office:value="1097333066" calcext:value-type="float">
            <text:p>1097333066</text:p>
          </table:table-cell>
          <table:table-cell office:value-type="string" calcext:value-type="string">
            <text:p>CUBIDE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LUZ </text:p>
          </table:table-cell>
          <table:table-cell office:value-type="string" calcext:value-type="string">
            <text:p>AIDEE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6" calcext:value-type="date">
            <text:p>2022-09-26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022-09-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022-09-26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022-09-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5312956" calcext:value-type="float">
            <text:p>1005312956</text:p>
          </table:table-cell>
          <table:table-cell office:value-type="string" calcext:value-type="string">
            <text:p>GIRATA</text:p>
          </table:table-cell>
          <table:table-cell office:value-type="string" calcext:value-type="string">
            <text:p>DUEÑA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LUCI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2723782</text:p>
          </table:table-cell>
          <table:table-cell office:value-type="string" calcext:value-type="string">
            <text:p>CAMACHO</text:p>
          </table:table-cell>
          <table:table-cell/>
          <table:table-cell office:value-type="string" calcext:value-type="string">
            <text:p>DAGLISMAR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26280424</text:p>
          </table:table-cell>
          <table:table-cell office:value-type="string" calcext:value-type="string">
            <text:p>CARRILLO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YULEZY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556482" calcext:value-type="float">
            <text:p>1002556482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EDILM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" calcext:value-type="float">
            <text:p>1</text:p>
          </table:table-cell>
          <table:table-cell office:value-type="float" office:value="735301" calcext:value-type="float">
            <text:p>7353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</text:p>
          </table:table-cell>
          <table:table-cell office:value-type="float" office:value="1002394513" calcext:value-type="float">
            <text:p>1002394513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TATIANA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VEN31268517</text:p>
          </table:table-cell>
          <table:table-cell office:value-type="string" calcext:value-type="string">
            <text:p>FIGUERA</text:p>
          </table:table-cell>
          <table:table-cell office:value-type="string" calcext:value-type="string">
            <text:p>ROZO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SARAHI</text:p>
          </table:table-cell>
          <table:table-cell office:value-type="float" office:value="6" calcext:value-type="float">
            <text:p>6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1" calcext:value-type="float">
            <text:p>1</text:p>
          </table:table-cell>
          <table:table-cell office:value-type="float" office:value="740001" calcext:value-type="float">
            <text:p>740001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30" calcext:value-type="date">
            <text:p>2022-09-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CC</text:p>
          </table:table-cell>
          <table:table-cell table:style-name="ce60" office:value-type="float" office:value="1057597779" calcext:value-type="float">
            <text:p>1057597779</text:p>
          </table:table-cell>
          <table:table-cell table:style-name="ce60" office:value-type="string" calcext:value-type="string">
            <text:p>PEREZ</text:p>
          </table:table-cell>
          <table:table-cell table:style-name="ce60" office:value-type="string" calcext:value-type="string">
            <text:p>RINCON</text:p>
          </table:table-cell>
          <table:table-cell table:style-name="ce60" office:value-type="string" calcext:value-type="string">
            <text:p>ERIKA</text:p>
          </table:table-cell>
          <table:table-cell table:style-name="ce60" office:value-type="string" calcext:value-type="string">
            <text:p>LORENA</text:p>
          </table:table-cell>
          <table:table-cell table:style-name="ce60" office:value-type="float" office:value="6" calcext:value-type="float">
            <text:p>6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35301" calcext:value-type="float">
            <text:p>735301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82" office:value-type="date" office:date-value="2022-09-30" calcext:value-type="date">
            <text:p>2022-09-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CC</text:p>
          </table:table-cell>
          <table:table-cell table:style-name="ce60" office:value-type="float" office:value="1052400827" calcext:value-type="float">
            <text:p>1052400827</text:p>
          </table:table-cell>
          <table:table-cell table:style-name="ce60" office:value-type="string" calcext:value-type="string">
            <text:p>TORRES</text:p>
          </table:table-cell>
          <table:table-cell table:style-name="ce60" office:value-type="string" calcext:value-type="string">
            <text:p>VERDUGO</text:p>
          </table:table-cell>
          <table:table-cell table:style-name="ce60" office:value-type="string" calcext:value-type="string">
            <text:p>JESSICA</text:p>
          </table:table-cell>
          <table:table-cell table:style-name="ce60" office:value-type="string" calcext:value-type="string">
            <text:p>PATRICIA</text:p>
          </table:table-cell>
          <table:table-cell table:style-name="ce60" office:value-type="float" office:value="6" calcext:value-type="float">
            <text:p>6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40001" calcext:value-type="float">
            <text:p>740001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82" office:value-type="date" office:date-value="2022-09-30" calcext:value-type="date">
            <text:p>2022-09-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CC</text:p>
          </table:table-cell>
          <table:table-cell table:style-name="ce60" office:value-type="float" office:value="46458384" calcext:value-type="float">
            <text:p>46458384</text:p>
          </table:table-cell>
          <table:table-cell table:style-name="ce60" office:value-type="string" calcext:value-type="string">
            <text:p>VIVAS</text:p>
          </table:table-cell>
          <table:table-cell table:style-name="ce60" office:value-type="string" calcext:value-type="string">
            <text:p>JIMENEZ</text:p>
          </table:table-cell>
          <table:table-cell table:style-name="ce60" office:value-type="string" calcext:value-type="string">
            <text:p>ROSARIO</text:p>
          </table:table-cell>
          <table:table-cell table:style-name="ce60" office:value-type="string" calcext:value-type="string">
            <text:p>ELIZABETH</text:p>
          </table:table-cell>
          <table:table-cell table:style-name="ce60" office:value-type="float" office:value="6" calcext:value-type="float">
            <text:p>6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35301" calcext:value-type="float">
            <text:p>735301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82" office:value-type="date" office:date-value="2022-09-30" calcext:value-type="date">
            <text:p>2022-09-3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CC</text:p>
          </table:table-cell>
          <table:table-cell table:style-name="ce60" office:value-type="float" office:value="1052401526" calcext:value-type="float">
            <text:p>1052401526</text:p>
          </table:table-cell>
          <table:table-cell table:style-name="ce60" office:value-type="string" calcext:value-type="string">
            <text:p>RODRIGUEZ</text:p>
          </table:table-cell>
          <table:table-cell table:style-name="ce60" office:value-type="string" calcext:value-type="string">
            <text:p>BALAGUERA</text:p>
          </table:table-cell>
          <table:table-cell table:style-name="ce60" office:value-type="string" calcext:value-type="string">
            <text:p>PRAXEDES</text:p>
          </table:table-cell>
          <table:table-cell table:style-name="ce60" office:value-type="string" calcext:value-type="string">
            <text:p>MARIANA</text:p>
          </table:table-cell>
          <table:table-cell table:style-name="ce60" office:value-type="float" office:value="6" calcext:value-type="float">
            <text:p>6</text:p>
          </table:table-cell>
          <table:table-cell office:value-type="date" office:date-value="2022-09-30" calcext:value-type="date">
            <text:p>2022-09-3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40001" calcext:value-type="float">
            <text:p>740001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30" calcext:value-type="date">
            <text:p>2022-09-3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30" calcext:value-type="date">
            <text:p>2022-09-30</text:p>
          </table:table-cell>
          <table:table-cell table:style-name="ce60" office:value-type="float" office:value="1" calcext:value-type="float">
            <text:p>1</text:p>
          </table:table-cell>
          <table:table-cell office:value-type="date" office:date-value="2022-09-30" calcext:value-type="date">
            <text:p>2022-09-3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82" office:value-type="date" office:date-value="2022-09-30" calcext:value-type="date">
            <text:p>2022-09-30</text:p>
          </table:table-cell>
        </table:table-row>
        <table:table-row table:style-name="ro2" table:number-rows-repeated="13">
          <table:table-cell table:style-name="ce60" table:number-columns-repeated="22"/>
        </table:table-row>
        <table:table-row table:style-name="ro2">
          <table:table-cell table:style-name="ce60" table:number-columns-repeated="22"/>
        </table:table-row>
        <calcext:conditional-formats>
          <calcext:conditional-format calcext:target-range-address="PARTOS.D2:PARTOS.D2">
            <calcext:condition calcext:apply-style-name="ConditionalStyle_7545" calcext:value="contains-text(&quot;VEN&quot;)" calcext:base-cell-address="PARTOS.D2"/>
          </calcext:conditional-format>
          <calcext:conditional-format calcext:target-range-address="PARTOS.D2:PARTOS.D2">
            <calcext:condition calcext:apply-style-name="ConditionalStyle_7458" calcext:value="contains-text(&quot;VEN&quot;)" calcext:base-cell-address="PARTOS.D2"/>
          </calcext:conditional-format>
          <calcext:conditional-format calcext:target-range-address="PARTOS.D22:PARTOS.D22">
            <calcext:condition calcext:apply-style-name="ConditionalStyle_5820" calcext:value="contains-text(&quot;VEN&quot;)" calcext:base-cell-address="PARTOS.D22"/>
          </calcext:conditional-format>
          <calcext:conditional-format calcext:target-range-address="PARTOS.D22:PARTOS.D22">
            <calcext:condition calcext:apply-style-name="ConditionalStyle_5763" calcext:value="contains-text(&quot;VEN&quot;)" calcext:base-cell-address="PARTOS.D22"/>
          </calcext:conditional-format>
          <calcext:conditional-format calcext:target-range-address="PARTOS.D39:PARTOS.D39">
            <calcext:condition calcext:apply-style-name="ConditionalStyle_4373" calcext:value="contains-text(&quot;VEN&quot;)" calcext:base-cell-address="PARTOS.D39"/>
          </calcext:conditional-format>
          <calcext:conditional-format calcext:target-range-address="PARTOS.D41:PARTOS.D41">
            <calcext:condition calcext:apply-style-name="ConditionalStyle_4120" calcext:value="contains-text(&quot;VEN&quot;)" calcext:base-cell-address="PARTOS.D41"/>
          </calcext:conditional-format>
          <calcext:conditional-format calcext:target-range-address="PARTOS.D41:PARTOS.D41">
            <calcext:condition calcext:apply-style-name="ConditionalStyle_4063" calcext:value="contains-text(&quot;VEN&quot;)" calcext:base-cell-address="PARTOS.D41"/>
          </calcext:conditional-format>
          <calcext:conditional-format calcext:target-range-address="PARTOS.D43:PARTOS.D43">
            <calcext:condition calcext:apply-style-name="ConditionalStyle_4001" calcext:value="contains-text(&quot;VEN&quot;)" calcext:base-cell-address="PARTOS.D43"/>
          </calcext:conditional-format>
          <calcext:conditional-format calcext:target-range-address="PARTOS.D59:PARTOS.D59">
            <calcext:condition calcext:apply-style-name="ConditionalStyle_3797" calcext:value="contains-text(&quot;VEN&quot;)" calcext:base-cell-address="PARTOS.D59"/>
          </calcext:conditional-format>
          <calcext:conditional-format calcext:target-range-address="PARTOS.D61:PARTOS.D61">
            <calcext:condition calcext:apply-style-name="ConditionalStyle_2886" calcext:value="contains-text(&quot;VEN&quot;)" calcext:base-cell-address="PARTOS.D61"/>
          </calcext:conditional-format>
          <calcext:conditional-format calcext:target-range-address="PARTOS.D61:PARTOS.D61">
            <calcext:condition calcext:apply-style-name="ConditionalStyle_2829" calcext:value="contains-text(&quot;VEN&quot;)" calcext:base-cell-address="PARTOS.D61"/>
          </calcext:conditional-format>
          <calcext:conditional-format calcext:target-range-address="PARTOS.D64:PARTOS.D64">
            <calcext:condition calcext:apply-style-name="ConditionalStyle_2652" calcext:value="contains-text(&quot;VEN&quot;)" calcext:base-cell-address="PARTOS.D64"/>
          </calcext:conditional-format>
          <calcext:conditional-format calcext:target-range-address="PARTOS.D64:PARTOS.D64">
            <calcext:condition calcext:apply-style-name="ConditionalStyle_2595" calcext:value="contains-text(&quot;VEN&quot;)" calcext:base-cell-address="PARTOS.D64"/>
          </calcext:conditional-format>
          <calcext:conditional-format calcext:target-range-address="PARTOS.D65:PARTOS.D65">
            <calcext:condition calcext:apply-style-name="ConditionalStyle_2418" calcext:value="contains-text(&quot;VEN&quot;)" calcext:base-cell-address="PARTOS.D65"/>
          </calcext:conditional-format>
          <calcext:conditional-format calcext:target-range-address="PARTOS.D65:PARTOS.D65">
            <calcext:condition calcext:apply-style-name="ConditionalStyle_2361" calcext:value="contains-text(&quot;VEN&quot;)" calcext:base-cell-address="PARTOS.D65"/>
          </calcext:conditional-format>
          <calcext:conditional-format calcext:target-range-address="PARTOS.D74:PARTOS.D74">
            <calcext:condition calcext:apply-style-name="ConditionalStyle_1482" calcext:value="contains-text(&quot;VEN&quot;)" calcext:base-cell-address="PARTOS.D74"/>
          </calcext:conditional-format>
          <calcext:conditional-format calcext:target-range-address="PARTOS.D74:PARTOS.D74">
            <calcext:condition calcext:apply-style-name="ConditionalStyle_1425" calcext:value="contains-text(&quot;VEN&quot;)" calcext:base-cell-address="PARTOS.D74"/>
          </calcext:conditional-format>
        </calcext:conditional-formats>
      </table:table>
      <table:table table:name="R.N" table:style-name="ta1">
        <table:table-column table:style-name="co1" table:number-columns-repeated="3" table:default-cell-style-name="ce59"/>
        <table:table-column table:style-name="co3" table:default-cell-style-name="ce28"/>
        <table:table-column table:style-name="co13" table:default-cell-style-name="ce74"/>
        <table:table-column table:style-name="co1" table:number-columns-repeated="2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" table:default-cell-style-name="ce59"/>
        <table:table-column table:style-name="co18" table:default-cell-style-name="ce74"/>
        <table:table-row table:style-name="ro5">
          <table:table-cell table:style-name="ce83" office:value-type="string" calcext:value-type="string">
            <text:p>Tipo de registro</text:p>
          </table:table-cell>
          <table:table-cell table:style-name="ce83" office:value-type="string" calcext:value-type="string">
            <text:p>Consecutivo de registro</text:p>
          </table:table-cell>
          <table:table-cell table:style-name="ce83" office:value-type="string" calcext:value-type="string">
            <text:p>Tipo de identificación del recién nacido</text:p>
          </table:table-cell>
          <table:table-cell table:style-name="ce83" office:value-type="string" calcext:value-type="string">
            <text:p>Número identificación del recién nacido</text:p>
          </table:table-cell>
          <table:table-cell table:style-name="ce83" office:value-type="string" calcext:value-type="string">
            <text:p>Fecha de nacimiento</text:p>
          </table:table-cell>
          <table:table-cell table:style-name="ce83" office:value-type="string" calcext:value-type="string">
            <text:p>Sexo</text:p>
          </table:table-cell>
          <table:table-cell table:style-name="ce83" office:value-type="string" calcext:value-type="string">
            <text:p>Codigo de pertenecia etnica</text:p>
          </table:table-cell>
          <table:table-cell table:style-name="ce83" office:value-type="string" calcext:value-type="string">
            <text:p>primer apellido</text:p>
          </table:table-cell>
          <table:table-cell table:style-name="ce83" office:value-type="string" calcext:value-type="string">
            <text:p>segundo apellido</text:p>
          </table:table-cell>
          <table:table-cell table:style-name="ce83" office:value-type="string" calcext:value-type="string">
            <text:p>primer nombre</text:p>
          </table:table-cell>
          <table:table-cell table:style-name="ce83" office:value-type="string" calcext:value-type="string">
            <text:p>segundo nombre</text:p>
          </table:table-cell>
          <table:table-cell table:style-name="ce83" office:value-type="string" calcext:value-type="string">
            <text:p>Realización de tamizaje neonata! para hipotiroidismo congènito- TSH</text:p>
          </table:table-cell>
          <table:table-cell table:style-name="ce83" office:value-type="string" calcext:value-type="string">
            <text:p>Fecha de tamizaje neonatal para hipotiroidismo congènito- TSH</text:p>
          </table:table-cell>
        </table:table-row>
        <table:table-row table:style-name="ro6"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CN</text:p>
          </table:table-cell>
          <table:table-cell office:value-type="float" office:value="2209610067839" calcext:value-type="float">
            <text:p>2209610067839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H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string" calcext:value-type="string">
            <text:p>CASTRO</text:p>
          </table:table-cell>
          <table:table-cell table:style-name="ce71" office:value-type="string" calcext:value-type="string">
            <text:p>GRANADOS</text:p>
          </table:table-cell>
          <table:table-cell table:style-name="ce71" office:value-type="string" calcext:value-type="string">
            <text:p>DIANA</text:p>
          </table:table-cell>
          <table:table-cell table:style-name="ce71"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7710068287" calcext:value-type="float">
            <text:p>22097710068287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RIOS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ANDREINA</text:p>
          </table:table-cell>
          <table:table-cell office:value-type="string" calcext:value-type="string">
            <text:p>ALBERMARY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5510068542" calcext:value-type="float">
            <text:p>22095510068542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OS</text:p>
          </table:table-cell>
          <table:table-cell office:value-type="string" calcext:value-type="string">
            <text:p>SALAMANCA</text:p>
          </table:table-cell>
          <table:table-cell office:value-type="string" calcext:value-type="string">
            <text:p>LEIDI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29" office:value-type="float" office:value="22097610068508" calcext:value-type="float">
            <text:p>22097610068508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AVIDES </text:p>
          </table:table-cell>
          <table:table-cell office:value-type="string" calcext:value-type="string">
            <text:p>APONTE</text:p>
          </table:table-cell>
          <table:table-cell office:value-type="string" calcext:value-type="string">
            <text:p>VILMA</text:p>
          </table:table-cell>
          <table:table-cell office:value-type="string" calcext:value-type="string">
            <text:p>YIN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610068808" calcext:value-type="float">
            <text:p>22098610068808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NADOS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9310069224" calcext:value-type="float">
            <text:p>22099310069224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FEBLES</text:p>
          </table:table-cell>
          <table:table-cell office:value-type="string" calcext:value-type="string">
            <text:p>FRAILYS</text:p>
          </table:table-cell>
          <table:table-cell office:value-type="string" calcext:value-type="string">
            <text:p>DE LOS ANGELES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110069257" calcext:value-type="float">
            <text:p>22094110069257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TUTA</text:p>
          </table:table-cell>
          <table:table-cell office:value-type="string" calcext:value-type="string">
            <text:p>YEIMY</text:p>
          </table:table-cell>
          <table:table-cell office:value-type="string" calcext:value-type="string">
            <text:p>VIV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810069663" calcext:value-type="float">
            <text:p>22098810069663</text:p>
          </table:table-cell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PAGAUT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YEINIFER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1" calcext:value-type="date">
            <text:p>2022-09-0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110072899" calcext:value-type="float">
            <text:p>22092110072899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OSQUERA</text:p>
          </table:table-cell>
          <table:table-cell office:value-type="string" calcext:value-type="string">
            <text:p>EILEN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3910073155" calcext:value-type="float">
            <text:p>22093910073155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ÑA</text:p>
          </table:table-cell>
          <table:table-cell office:value-type="string" calcext:value-type="string">
            <text:p>NUÑEZ</text:p>
          </table:table-cell>
          <table:table-cell office:value-type="string" calcext:value-type="string">
            <text:p>YORCELIS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1610073166" calcext:value-type="float">
            <text:p>22091610073166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GARZON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0" office:value-type="float" office:value="22099010073982" calcext:value-type="float">
            <text:p>22099010073982</text:p>
          </table:table-cell>
          <table:table-cell office:value-type="date" office:date-value="2022-09-04" calcext:value-type="date">
            <text:p>2022-09-0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OS</text:p>
          </table:table-cell>
          <table:table-cell office:value-type="string" calcext:value-type="string">
            <text:p>VALDERRAMA</text:p>
          </table:table-cell>
          <table:table-cell office:value-type="string" calcext:value-type="string">
            <text:p>LIZETH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4" calcext:value-type="date">
            <text:p>2022-09-0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0" office:value-type="float" office:value="22094310074258" calcext:value-type="float">
            <text:p>22094310074258</text:p>
          </table:table-cell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JOSE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1" office:value-type="float" office:value="22099510075340" calcext:value-type="float">
            <text:p>22099510075340</text:p>
          </table:table-cell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NZON</text:p>
          </table:table-cell>
          <table:table-cell office:value-type="string" calcext:value-type="string">
            <text:p>VELANDIA</text:p>
          </table:table-cell>
          <table:table-cell office:value-type="string" calcext:value-type="string">
            <text:p>FRANCY</text:p>
          </table:table-cell>
          <table:table-cell office:value-type="string" calcext:value-type="string">
            <text:p>CAMI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5" calcext:value-type="date">
            <text:p>2022-09-0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7610076948" calcext:value-type="float">
            <text:p>22097610076948</text:p>
          </table:table-cell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MEDINA</text:p>
          </table:table-cell>
          <table:table-cell office:value-type="string" calcext:value-type="string">
            <text:p>NUBIA</text:p>
          </table:table-cell>
          <table:table-cell office:value-type="string" calcext:value-type="string">
            <text:p>EST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3310077069" calcext:value-type="float">
            <text:p>22093310077069</text:p>
          </table:table-cell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LENCIA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DISNEILY</text:p>
          </table:table-cell>
          <table:table-cell office:value-type="string" calcext:value-type="string">
            <text:p>DEL VALLE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5510077424" calcext:value-type="float">
            <text:p>22095510077424</text:p>
          </table:table-cell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LBARRACIN</text:p>
          </table:table-cell>
          <table:table-cell office:value-type="string" calcext:value-type="string">
            <text:p>DORELLY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</table:table-row>
        <table:table-row table:style-name="ro6"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CN</text:p>
          </table:table-cell>
          <table:table-cell office:value-type="float" office:value="22095510077424" calcext:value-type="float">
            <text:p>22095510077424</text:p>
          </table:table-cell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M</text:p>
          </table:table-cell>
          <table:table-cell table:style-name="ce71" office:value-type="float" office:value="6" calcext:value-type="float">
            <text:p>6</text:p>
          </table:table-cell>
          <table:table-cell office:value-type="string" calcext:value-type="string">
            <text:p>YANEZ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ERLIANIS</text:p>
          </table:table-cell>
          <table:table-cell office:value-type="string" calcext:value-type="string">
            <text:p>VANES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6" calcext:value-type="date">
            <text:p>2022-09-0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210079598" calcext:value-type="float">
            <text:p>22094210079598</text:p>
          </table:table-cell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ROSMI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7" calcext:value-type="date">
            <text:p>2022-09-0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310079861" calcext:value-type="float">
            <text:p>22098310079861</text:p>
          </table:table-cell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DANI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310079861" calcext:value-type="float">
            <text:p>22098310079861</text:p>
          </table:table-cell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IL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SOF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010080303" calcext:value-type="float">
            <text:p>22094010080303</text:p>
          </table:table-cell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ELLAR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YISETH</text:p>
          </table:table-cell>
          <table:table-cell office:value-type="string" calcext:value-type="string">
            <text:p>KAR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310080449" calcext:value-type="float">
            <text:p>22094310080449</text:p>
          </table:table-cell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LIDO</text:p>
          </table:table-cell>
          <table:table-cell office:value-type="string" calcext:value-type="string">
            <text:p>VELANDIA</text:p>
          </table:table-cell>
          <table:table-cell office:value-type="string" calcext:value-type="string">
            <text:p>NATALY</text:p>
          </table:table-cell>
          <table:table-cell office:value-type="string" calcext:value-type="string">
            <text:p>ADR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810080336" calcext:value-type="float">
            <text:p>22098810080336</text:p>
          </table:table-cell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ADR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710080628" calcext:value-type="float">
            <text:p>22092710080628</text:p>
          </table:table-cell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ZA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710081830" calcext:value-type="float">
            <text:p>22092710081830</text:p>
          </table:table-cell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MENAR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ALIXAMAR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8" calcext:value-type="date">
            <text:p>2022-09-0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5910081992" calcext:value-type="float">
            <text:p>22095910081992</text:p>
          </table:table-cell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GALVIS</text:p>
          </table:table-cell>
          <table:table-cell office:value-type="string" calcext:value-type="string">
            <text:p>LINDAUR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410082397" calcext:value-type="float">
            <text:p>22092410082397</text:p>
          </table:table-cell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GUA</text:p>
          </table:table-cell>
          <table:table-cell office:value-type="string" calcext:value-type="string">
            <text:p>MAYORGA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MARBEL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9710082372" calcext:value-type="float">
            <text:p>22099710082372</text:p>
          </table:table-cell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NADOS</text:p>
          </table:table-cell>
          <table:table-cell office:value-type="string" calcext:value-type="string">
            <text:p>TOBO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L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09" calcext:value-type="date">
            <text:p>2022-09-0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310084250" calcext:value-type="float">
            <text:p>22092310084250</text:p>
          </table:table-cell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ILL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OS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0" calcext:value-type="date">
            <text:p>2022-09-1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7610085265" calcext:value-type="float">
            <text:p>22097610085265</text:p>
          </table:table-cell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YENECH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YEIMY</text:p>
          </table:table-cell>
          <table:table-cell office:value-type="string" calcext:value-type="string">
            <text:p>MIL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510086364" calcext:value-type="float">
            <text:p>22098510086364</text:p>
          </table:table-cell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PINZON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YAMILE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1" calcext:value-type="date">
            <text:p>2022-09-1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510086734" calcext:value-type="float">
            <text:p>22094510086734</text:p>
          </table:table-cell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CERRA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ENIRID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910086848" calcext:value-type="float">
            <text:p>22098910086848</text:p>
          </table:table-cell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LA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2022-09-12</text:p>
          </table:table-cell>
        </table:table-row>
        <table:table-row table:style-name="ro6"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CN</text:p>
          </table:table-cell>
          <table:table-cell office:value-type="float" office:value="22099910089255" calcext:value-type="float">
            <text:p>22099910089255</text:p>
          </table:table-cell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M</text:p>
          </table:table-cell>
          <table:table-cell table:style-name="ce71" office:value-type="float" office:value="6" calcext:value-type="float">
            <text:p>6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AGDAL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0" office:value-type="float" office:value="22092310090165" calcext:value-type="float">
            <text:p>22092310090165</text:p>
          </table:table-cell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3" calcext:value-type="date">
            <text:p>2022-09-1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5710091082" calcext:value-type="float">
            <text:p>22095710091082</text:p>
          </table:table-cell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RMUD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TAT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2" office:value-type="float" office:value="22091110091438" calcext:value-type="float">
            <text:p>22091110091438</text:p>
          </table:table-cell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LA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STRID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2" office:value-type="float" office:value="22092410092204" calcext:value-type="float">
            <text:p>22092410092204</text:p>
          </table:table-cell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MILCEN</text:p>
          </table:table-cell>
          <table:table-cell office:value-type="string" calcext:value-type="string">
            <text:p>DEL CARMEN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4" calcext:value-type="date">
            <text:p>2022-09-1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3" office:value-type="float" office:value="22091510092822" calcext:value-type="float">
            <text:p>22091510092822</text:p>
          </table:table-cell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QUEVA</text:p>
          </table:table-cell>
          <table:table-cell office:value-type="string" calcext:value-type="string">
            <text:p>GUEVARA</text:p>
          </table:table-cell>
          <table:table-cell office:value-type="string" calcext:value-type="string">
            <text:p>DANIELA</text:p>
          </table:table-cell>
          <table:table-cell office:value-type="string" calcext:value-type="string">
            <text:p>PATRIC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1510093006" calcext:value-type="float">
            <text:p>22091510093006</text:p>
          </table:table-cell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PAO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7310093385" calcext:value-type="float">
            <text:p>22097310093385</text:p>
          </table:table-cell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PARRA</text:p>
          </table:table-cell>
          <table:table-cell office:value-type="string" calcext:value-type="string">
            <text:p>JOH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710093654" calcext:value-type="float">
            <text:p>22098710093654</text:p>
          </table:table-cell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ACH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REY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5" calcext:value-type="date">
            <text:p>2022-09-1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110095133" calcext:value-type="float">
            <text:p>22094110095133</text:p>
          </table:table-cell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VALIENTE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1" office:value-type="float" office:value="2209571009566" calcext:value-type="float">
            <text:p>2209571009566</text:p>
          </table:table-cell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ARANTES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ANGEL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6" calcext:value-type="date">
            <text:p>2022-09-1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6310096978" calcext:value-type="float">
            <text:p>22096310096978</text:p>
          </table:table-cell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ABRIA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6910097087" calcext:value-type="float">
            <text:p>22096910097087</text:p>
          </table:table-cell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ONGUI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0" office:value-type="float" office:value="22093610097384" calcext:value-type="float">
            <text:p>22093610097384</text:p>
          </table:table-cell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AJIT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LOR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210097440" calcext:value-type="float">
            <text:p>22092210097440</text:p>
          </table:table-cell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ALBENIS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9-17" calcext:value-type="date">
            <text:p>2022-09-1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7410097950" calcext:value-type="float">
            <text:p>22097410097950</text:p>
          </table:table-cell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ISTANCH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EL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310097988" calcext:value-type="float">
            <text:p>22098310097988</text:p>
          </table:table-cell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KATHERINE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</table:table-row>
        <table:table-row table:style-name="ro6"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CN</text:p>
          </table:table-cell>
          <table:table-cell table:style-name="ce34" office:value-type="float" office:value="22095510098473" calcext:value-type="float">
            <text:p>22095510098473</text:p>
          </table:table-cell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</text:p>
          </table:table-cell>
          <table:table-cell table:style-name="ce71" office:value-type="float" office:value="6" calcext:value-type="float">
            <text:p>6</text:p>
          </table:table-cell>
          <table:table-cell office:value-type="string" calcext:value-type="string">
            <text:p>GUTIERREZ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YESIKA</text:p>
          </table:table-cell>
          <table:table-cell office:value-type="string" calcext:value-type="string">
            <text:p>ALEJ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8" calcext:value-type="date">
            <text:p>2022-09-1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7310099629" calcext:value-type="float">
            <text:p>22097310099629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CARREÑ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6910099766" calcext:value-type="float">
            <text:p>22096910099766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TURGA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NICOLETTE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1610100008" calcext:value-type="float">
            <text:p>22091610100008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CERES</text:p>
          </table:table-cell>
          <table:table-cell office:value-type="string" calcext:value-type="string">
            <text:p>SANDOVAL</text:p>
          </table:table-cell>
          <table:table-cell office:value-type="string" calcext:value-type="string">
            <text:p>LUVI</text:p>
          </table:table-cell>
          <table:table-cell office:value-type="string" calcext:value-type="string">
            <text:p>ALEXANDR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6210100023" calcext:value-type="float">
            <text:p>22096210100023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ZORLA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ELVA</text:p>
          </table:table-cell>
          <table:table-cell office:value-type="string" calcext:value-type="string">
            <text:p>MERCEDES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910100035" calcext:value-type="float">
            <text:p>22092910100035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TIÑO</text:p>
          </table:table-cell>
          <table:table-cell office:value-type="string" calcext:value-type="string">
            <text:p>AVELLA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TAT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910100679" calcext:value-type="float">
            <text:p>22092910100679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EÑAS</text:p>
          </table:table-cell>
          <table:table-cell office:value-type="string" calcext:value-type="string">
            <text:p>CIPAGAUT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GELIC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9410100679" calcext:value-type="float">
            <text:p>22099410100679</text:p>
          </table:table-cell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2022-09-1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1" office:value-type="float" office:value="22097310101623" calcext:value-type="float">
            <text:p>22097310101623</text:p>
          </table:table-cell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GADO</text:p>
          </table:table-cell>
          <table:table-cell office:value-type="string" calcext:value-type="string">
            <text:p>GIL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SABEL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3" office:value-type="float" office:value="22092110102151" calcext:value-type="float">
            <text:p>22092110102151</text:p>
          </table:table-cell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LAVA</text:p>
          </table:table-cell>
          <table:table-cell office:value-type="string" calcext:value-type="string">
            <text:p>ESPITIA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YANI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0" calcext:value-type="date">
            <text:p>2022-09-20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6110104119" calcext:value-type="float">
            <text:p>22096110104119</text:p>
          </table:table-cell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Z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CAROLI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1" calcext:value-type="date">
            <text:p>2022-09-2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9110104905" calcext:value-type="float">
            <text:p>22099110104905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ACHUCA</text:p>
          </table:table-cell>
          <table:table-cell office:value-type="string" calcext:value-type="string">
            <text:p>LEIDY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010106372" calcext:value-type="float">
            <text:p>22094010106372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IA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ESTER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5710106379" calcext:value-type="float">
            <text:p>22095710106379</text:p>
          </table:table-cell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NDIVELSO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MIREY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2" calcext:value-type="date">
            <text:p>2022-09-2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3410107541" calcext:value-type="float">
            <text:p>22093410107541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U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ATAL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1" office:value-type="float" office:value="22091010108015" calcext:value-type="float">
            <text:p>22091010108015</text:p>
          </table:table-cell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CUEVAS</text:p>
          </table:table-cell>
          <table:table-cell office:value-type="string" calcext:value-type="string">
            <text:p>YURY</text:p>
          </table:table-cell>
          <table:table-cell office:value-type="string" calcext:value-type="string">
            <text:p>TAT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3" calcext:value-type="date">
            <text:p>2022-09-2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010108710" calcext:value-type="float">
            <text:p>22094010108710</text:p>
          </table:table-cell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YA</text:p>
          </table:table-cell>
          <table:table-cell office:value-type="string" calcext:value-type="string">
            <text:p>YILLETH</text:p>
          </table:table-cell>
          <table:table-cell office:value-type="string" calcext:value-type="string">
            <text:p>ESTEPHAN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</table:table-row>
        <table:table-row table:style-name="ro6"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CN</text:p>
          </table:table-cell>
          <table:table-cell office:value-type="float" office:value="22091210108983" calcext:value-type="float">
            <text:p>22091210108983</text:p>
          </table:table-cell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</text:p>
          </table:table-cell>
          <table:table-cell table:style-name="ce71" office:value-type="float" office:value="6" calcext:value-type="float">
            <text:p>6</text:p>
          </table:table-cell>
          <table:table-cell office:value-type="string" calcext:value-type="string">
            <text:p>AYALA</text:p>
          </table:table-cell>
          <table:table-cell office:value-type="string" calcext:value-type="string">
            <text:p>PINEDA</text:p>
          </table:table-cell>
          <table:table-cell office:value-type="string" calcext:value-type="string">
            <text:p>NINI</text:p>
          </table:table-cell>
          <table:table-cell office:value-type="string" calcext:value-type="string">
            <text:p>JOH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1210109152" calcext:value-type="float">
            <text:p>22091210109152</text:p>
          </table:table-cell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RAN</text:p>
          </table:table-cell>
          <table:table-cell office:value-type="string" calcext:value-type="string">
            <text:p>JAKY</text:p>
          </table:table-cell>
          <table:table-cell office:value-type="string" calcext:value-type="string">
            <text:p>YESEN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4" calcext:value-type="date">
            <text:p>2022-09-24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810110017" calcext:value-type="float">
            <text:p>22098810110017</text:p>
          </table:table-cell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LDERRAMA</text:p>
          </table:table-cell>
          <table:table-cell office:value-type="string" calcext:value-type="string">
            <text:p>ALAVAREZ</text:p>
          </table:table-cell>
          <table:table-cell office:value-type="string" calcext:value-type="string">
            <text:p>LILI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7210110495" calcext:value-type="float">
            <text:p>22097210110495</text:p>
          </table:table-cell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AÑEZ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NELY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5" calcext:value-type="date">
            <text:p>2022-09-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3510111965" calcext:value-type="float">
            <text:p>22093510111965</text:p>
          </table:table-cell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BIDES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LUZ </text:p>
          </table:table-cell>
          <table:table-cell office:value-type="string" calcext:value-type="string">
            <text:p>AIDEE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022-09-26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1610113228" calcext:value-type="float">
            <text:p>22091610113228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RATA</text:p>
          </table:table-cell>
          <table:table-cell office:value-type="string" calcext:value-type="string">
            <text:p>DUEÑAS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LUC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2410113320" calcext:value-type="float">
            <text:p>22092410113320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ACHO</text:p>
          </table:table-cell>
          <table:table-cell/>
          <table:table-cell office:value-type="string" calcext:value-type="string">
            <text:p>DAGLISMA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6010114141" calcext:value-type="float">
            <text:p>22096010114141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RRILLO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YULEZY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910114317" calcext:value-type="float">
            <text:p>22094910114317</text:p>
          </table:table-cell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EDILM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7" calcext:value-type="date">
            <text:p>2022-09-27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4510115117" calcext:value-type="float">
            <text:p>22094510115117</text:p>
          </table:table-cell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INTERO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TAT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5610115295" calcext:value-type="float">
            <text:p>22095610115295</text:p>
          </table:table-cell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ERA</text:p>
          </table:table-cell>
          <table:table-cell office:value-type="string" calcext:value-type="string">
            <text:p>ROZO</text:p>
          </table:table-cell>
          <table:table-cell office:value-type="string" calcext:value-type="string">
            <text:p>GRECIA</text:p>
          </table:table-cell>
          <table:table-cell office:value-type="string" calcext:value-type="string">
            <text:p>SARAHI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8" calcext:value-type="date">
            <text:p>2022-09-2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8410116854" calcext:value-type="float">
            <text:p>22098410116854</text:p>
          </table:table-cell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PEREZ</text:p>
          </table:table-cell>
          <table:table-cell table:style-name="ce60" office:value-type="string" calcext:value-type="string">
            <text:p>RINCON</text:p>
          </table:table-cell>
          <table:table-cell table:style-name="ce60" office:value-type="string" calcext:value-type="string">
            <text:p>ERIKA</text:p>
          </table:table-cell>
          <table:table-cell table:style-name="ce60" office:value-type="string" calcext:value-type="string">
            <text:p>LORE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6110117140" calcext:value-type="float">
            <text:p>22096110117140</text:p>
          </table:table-cell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TORRES</text:p>
          </table:table-cell>
          <table:table-cell table:style-name="ce60" office:value-type="string" calcext:value-type="string">
            <text:p>VERDUGO</text:p>
          </table:table-cell>
          <table:table-cell table:style-name="ce60" office:value-type="string" calcext:value-type="string">
            <text:p>JESSICA</text:p>
          </table:table-cell>
          <table:table-cell table:style-name="ce60" office:value-type="string" calcext:value-type="string">
            <text:p>PATRICI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table:style-name="ce31" office:value-type="float" office:value="22098910118081" calcext:value-type="float">
            <text:p>22098910118081</text:p>
          </table:table-cell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VIVAS</text:p>
          </table:table-cell>
          <table:table-cell table:style-name="ce60" office:value-type="string" calcext:value-type="string">
            <text:p>JIMENEZ</text:p>
          </table:table-cell>
          <table:table-cell table:style-name="ce60" office:value-type="string" calcext:value-type="string">
            <text:p>ROSARIO</text:p>
          </table:table-cell>
          <table:table-cell table:style-name="ce60" office:value-type="string" calcext:value-type="string">
            <text:p>ELIZABETH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29" calcext:value-type="date">
            <text:p>2022-09-2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</text:p>
          </table:table-cell>
          <table:table-cell office:value-type="float" office:value="22091010118085" calcext:value-type="float">
            <text:p>22091010118085</text:p>
          </table:table-cell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RODRIGUEZ</text:p>
          </table:table-cell>
          <table:table-cell table:style-name="ce60" office:value-type="string" calcext:value-type="string">
            <text:p>BALAGUERA</text:p>
          </table:table-cell>
          <table:table-cell table:style-name="ce60" office:value-type="string" calcext:value-type="string">
            <text:p>PRAXEDES</text:p>
          </table:table-cell>
          <table:table-cell table:style-name="ce60" office:value-type="string" calcext:value-type="string">
            <text:p>MARIANA</text:p>
          </table:table-cell>
          <table:table-cell office:value-type="float" office:value="1" calcext:value-type="float">
            <text:p>1</text:p>
          </table:table-cell>
          <table:table-cell office:value-type="date" office:date-value="2022-09-30" calcext:value-type="date">
            <text:p>2022-09-30</text:p>
          </table:table-cell>
        </table:table-row>
        <table:table-row table:style-name="ro2">
          <table:table-cell table:number-columns-repeated="4"/>
          <table:table-cell table:style-name="ce59"/>
          <table:table-cell table:number-columns-repeated="7"/>
          <table:table-cell table:style-name="ce59"/>
        </table:table-row>
        <calcext:conditional-formats>
          <calcext:conditional-format calcext:target-range-address="'R.N'.D5:'R.N'.D5">
            <calcext:condition calcext:apply-style-name="ConditionalStyle_7933" calcext:value="contains-text(&quot;No &quot;)" calcext:base-cell-address="'R.N'.D5"/>
          </calcext:conditional-format>
          <calcext:conditional-format calcext:target-range-address="'R.N'.D39:'R.N'.D40">
            <calcext:condition calcext:apply-style-name="ConditionalStyle_4819" calcext:value="contains-text(&quot;No &quot;)" calcext:base-cell-address="'R.N'.D39"/>
          </calcext:conditional-format>
          <calcext:conditional-format calcext:target-range-address="'R.N'.D53:'R.N'.D53">
            <calcext:condition calcext:apply-style-name="ConditionalStyle_3685" calcext:value="contains-text(&quot;No &quot;)" calcext:base-cell-address="'R.N'.D5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text> </number:text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2">
      <number:text-content/>
      <style:map style:condition="value()&lt;=1.7976931348623157E+308" style:apply-style-name="N142P0"/>
    </number:text-style>
    <number:number-style style:name="N143P0" style:volatile="true">
      <number:number number:decimal-places="0" number:min-decimal-places="0" number:min-integer-digits="1"/>
    </number:number-style>
    <number:number-style style:name="N143">
      <style:text-properties fo:color="#ff0000"/>
      <number:number number:decimal-places="0" number:min-decimal-places="0" number:min-integer-digits="1"/>
      <style:map style:condition="value()&gt;=0" style:apply-style-name="N143P0"/>
    </number:number-style>
    <number:number-style style:name="N144">
      <number:number number:decimal-places="1" number:min-decimal-places="1" number:min-integer-digits="1"/>
    </number:number-style>
    <number:date-style style:name="N145">
      <number:day number:style="long"/>
      <number:text>-</number:text>
      <number:month number:style="long"/>
      <number:text>-</number:text>
      <number:year number:style="long"/>
    </number:date-style>
    <number:number-style style:name="N147P0" style:volatile="true">
      <number:text>$ </number:text>
      <number:number number:decimal-places="0" number:min-decimal-places="0" number:min-integer-digits="1" number:grouping="true"/>
    </number:number-style>
    <number:number-style style:name="N147">
      <number:text>-$ 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$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$ </number:text>
      <number:number number:decimal-places="2" number:min-decimal-places="2" number:min-integer-digits="1" number:grouping="true"/>
    </number:number-style>
    <number:number-style style:name="N150">
      <number:text>-$ 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$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$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69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72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173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$</number:text>
      <number:number number:decimal-places="0" number:min-decimal-places="0" number:min-integer-digits="1" number:grouping="true"/>
    </number:number-style>
    <number:number-style style:name="N179">
      <number:text>-$</number:text>
      <number:number number:decimal-places="0" number:min-decimal-places="0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182P0" style:volatile="true">
      <number:text>$</number:text>
      <number:number number:decimal-places="2" number:min-decimal-places="2" number:min-integer-digits="1" number:grouping="true"/>
    </number:number-style>
    <number:number-style style:name="N182">
      <number:text>-$</number:text>
      <number:number number:decimal-places="2" number:min-decimal-places="2" number:min-integer-digits="1" number:grouping="true"/>
      <style:map style:condition="value()&gt;=0" style:apply-style-name="N182P0"/>
    </number:number-style>
    <number:number-style style:name="N183P0" style:volatile="true">
      <number:text>$</number:text>
      <number:number number:decimal-places="2" number:min-decimal-places="2" number:min-integer-digits="1" number:grouping="true"/>
    </number:number-style>
    <number:number-style style:name="N183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83P0"/>
    </number:number-style>
    <number:number-style style:name="N1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7P2" style:volatile="true">
      <number:text> $</number:text>
      <number:fill-character> </number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$ </number:text>
      <number:number number:decimal-places="0" number:min-decimal-places="0" number:min-integer-digits="1" number:grouping="true"/>
    </number:number-style>
    <number:number-style style:name="N192">
      <number:text>$ -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$ 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4P0" style:volatile="true">
      <number:text>$ </number:text>
      <number:number number:decimal-places="2" number:min-decimal-places="2" number:min-integer-digits="1" number:grouping="true"/>
    </number:number-style>
    <number:number-style style:name="N194">
      <number:text>$ -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5P0" style:volatile="true">
      <number:text>$ </number:text>
      <number:number number:decimal-places="2" number:min-decimal-places="2" number:min-integer-digits="1" number:grouping="true"/>
    </number:number-style>
    <number:number-style style:name="N195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7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97P2" style:volatile="true">
      <number:text> $ </number:text>
      <number:fill-character> </number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99P2" style:volatile="true">
      <number:text> </number:text>
      <number:fill-character> </number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decimal-places="0" number:min-integer-digits="1" number:grouping="true"/>
      <number:text> €</number:text>
    </number:number-style>
    <number:number-style style:name="N2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decimal-places="2" number:min-integer-digits="1" number:grouping="true"/>
      <number:text> €</number:text>
    </number:number-style>
    <number:number-style style:name="N2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13P2" style:volatile="true">
      <number:text> </number:text>
      <number:fill-character> </number:fill-character>
      <number:text>- €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1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17P2" style:volatile="true">
      <number:text> </number:text>
      <number:fill-character> </number:fill-character>
      <number:text>-   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4" number:min-decimal-places="4" number:min-integer-digits="1"/>
    </number:number-style>
    <number:number-style style:name="N227">
      <number:number number:decimal-places="3" number:min-decimal-places="3" number:min-integer-digits="1"/>
    </number:number-style>
    <number:number-style style:name="N228">
      <number:number number:decimal-places="6" number:min-decimal-places="6" number:min-integer-digits="1"/>
    </number:number-style>
    <number:number-style style:name="N229">
      <number:number number:decimal-places="5" number:min-decimal-places="5" number:min-integer-digits="1"/>
    </number:number-style>
    <number:number-style style:name="N231P0" style:volatile="true">
      <number:text>Sí</number:text>
    </number:number-style>
    <number:number-style style:name="N231P1" style:volatile="true">
      <number:text>Sí</number:text>
    </number:number-style>
    <number:number-style style:name="N231">
      <number:text>No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Verdadero</number:text>
    </number:number-style>
    <number:number-style style:name="N233P1" style:volatile="true">
      <number:text>Verdadero</number:text>
    </number:number-style>
    <number:number-style style:name="N233">
      <number:text>Fals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Activado</number:text>
    </number:number-style>
    <number:number-style style:name="N235P1" style:volatile="true">
      <number:text>Activado</number:text>
    </number:number-style>
    <number:number-style style:name="N235">
      <number:text>Desactivado</number:text>
      <style:map style:condition="value()&gt;0" style:apply-style-name="N235P0"/>
      <style:map style:condition="value()&lt;0" style:apply-style-name="N235P1"/>
    </number:number-style>
    <number:currency-style style:name="N237P0" style:volatile="true">
      <number:currency-symbol number:language="es" number:country="CO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37">
      <style:text-properties fo:color="#ff0000"/>
      <number:text>(</number:text>
      <number:currency-symbol number:language="es" number:country="CO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37P0"/>
    </number:currency-style>
    <number:number-style style:name="N238P0" style:volatile="true">
      <number:number number:decimal-places="2" number:min-decimal-places="2" number:min-integer-digits="1"/>
    </number:number-style>
    <number:number-style style:name="N238">
      <style:text-properties fo:color="#ff0000"/>
      <number:number number:decimal-places="2" number:min-decimal-places="2" number:min-integer-digits="1"/>
      <style:map style:condition="value()&gt;=0" style:apply-style-name="N238P0"/>
    </number:number-style>
    <number:currency-style style:name="N239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239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239P0"/>
    </number:currency-style>
    <number:currency-style style:name="N24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240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240P0"/>
    </number:currency-style>
    <number:currency-style style:name="N241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241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1P0"/>
    </number:currency-style>
    <number:currency-style style:name="N24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242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2P0"/>
    </number:currency-style>
    <number:number-style style:name="N243P0" style:volatile="true">
      <number:number number:decimal-places="0" number:min-decimal-places="0" number:min-integer-digits="1" number:grouping="true"/>
      <number:text> </number:text>
    </number:number-style>
    <number:number-style style:name="N24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number number:decimal-places="0" number:min-decimal-places="0" number:min-integer-digits="1" number:grouping="true"/>
      <number:text> </number:text>
    </number:number-style>
    <number:number-style style:name="N2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4P0"/>
    </number:number-style>
    <number:number-style style:name="N245P0" style:volatile="true">
      <number:number number:decimal-places="2" number:min-decimal-places="2" number:min-integer-digits="1" number:grouping="true"/>
      <number:text> </number:text>
    </number:number-style>
    <number:number-style style:name="N24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5P0"/>
    </number:number-style>
    <number:number-style style:name="N246P0" style:volatile="true">
      <number:number number:decimal-places="2" number:min-decimal-places="2" number:min-integer-digits="1" number:grouping="true"/>
      <number:text> </number:text>
    </number:number-style>
    <number:number-style style:name="N2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6P0"/>
    </number:number-style>
    <number:number-style style:name="N2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47P2" style:volatile="true">
      <number:text> </number:text>
      <number:fill-character> </number:fill-character>
      <number:text>- </number:text>
    </number:number-style>
    <number:text-style style:name="N247">
      <number:text> </number:text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currency-style style:name="N248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48P1" style:volatile="true">
      <number:text> </number:text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48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currency-style style:name="N250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0P1" style:volatile="true">
      <number:text> </number:text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0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time-style style:name="N251">
      <number:hours number:style="long"/>
      <number:text>:</number:text>
      <number:minutes number:style="long"/>
      <number:text>:</number:text>
      <number:seconds number:style="long"/>
    </number:time-style>
    <number:date-style style:name="N10107" number:language="es" number:country="CO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8" number:language="es" number:country="CO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time-style style:name="N10109" number:language="es" number:country="CO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7545" style:display-name="ConditionalStyle_7545" style:family="table-cell" style:parent-style-name="Default">
      <style:table-cell-properties fo:background-color="#ffc7ce"/>
    </style:style>
    <style:style style:name="ConditionalStyle_5f_7458" style:display-name="ConditionalStyle_7458" style:family="table-cell" style:parent-style-name="Default">
      <style:table-cell-properties fo:background-color="#ffc7ce"/>
    </style:style>
    <style:style style:name="ConditionalStyle_5f_5820" style:display-name="ConditionalStyle_5820" style:family="table-cell" style:parent-style-name="Default">
      <style:table-cell-properties fo:background-color="#ffc7ce"/>
    </style:style>
    <style:style style:name="ConditionalStyle_5f_5763" style:display-name="ConditionalStyle_5763" style:family="table-cell" style:parent-style-name="Default">
      <style:table-cell-properties fo:background-color="#ffc7ce"/>
    </style:style>
    <style:style style:name="ConditionalStyle_5f_4373" style:display-name="ConditionalStyle_4373" style:family="table-cell" style:parent-style-name="Default">
      <style:table-cell-properties fo:background-color="#ffc7ce"/>
    </style:style>
    <style:style style:name="ConditionalStyle_5f_4120" style:display-name="ConditionalStyle_4120" style:family="table-cell" style:parent-style-name="Default">
      <style:table-cell-properties fo:background-color="#ffc7ce"/>
    </style:style>
    <style:style style:name="ConditionalStyle_5f_4063" style:display-name="ConditionalStyle_4063" style:family="table-cell" style:parent-style-name="Default">
      <style:table-cell-properties fo:background-color="#ffc7ce"/>
    </style:style>
    <style:style style:name="ConditionalStyle_5f_4001" style:display-name="ConditionalStyle_4001" style:family="table-cell" style:parent-style-name="Default">
      <style:table-cell-properties fo:background-color="#ffc7ce"/>
    </style:style>
    <style:style style:name="ConditionalStyle_5f_3797" style:display-name="ConditionalStyle_3797" style:family="table-cell" style:parent-style-name="Default">
      <style:table-cell-properties fo:background-color="#ffc7ce"/>
    </style:style>
    <style:style style:name="ConditionalStyle_5f_2886" style:display-name="ConditionalStyle_2886" style:family="table-cell" style:parent-style-name="Default">
      <style:table-cell-properties fo:background-color="#ffc7ce"/>
    </style:style>
    <style:style style:name="ConditionalStyle_5f_2829" style:display-name="ConditionalStyle_2829" style:family="table-cell" style:parent-style-name="Default">
      <style:table-cell-properties fo:background-color="#ffc7ce"/>
    </style:style>
    <style:style style:name="ConditionalStyle_5f_2652" style:display-name="ConditionalStyle_2652" style:family="table-cell" style:parent-style-name="Default">
      <style:table-cell-properties fo:background-color="#ffc7ce"/>
    </style:style>
    <style:style style:name="ConditionalStyle_5f_2595" style:display-name="ConditionalStyle_2595" style:family="table-cell" style:parent-style-name="Default">
      <style:table-cell-properties fo:background-color="#ffc7ce"/>
    </style:style>
    <style:style style:name="ConditionalStyle_5f_2418" style:display-name="ConditionalStyle_2418" style:family="table-cell" style:parent-style-name="Default">
      <style:table-cell-properties fo:background-color="#ffc7ce"/>
    </style:style>
    <style:style style:name="ConditionalStyle_5f_2361" style:display-name="ConditionalStyle_2361" style:family="table-cell" style:parent-style-name="Default">
      <style:table-cell-properties fo:background-color="#ffc7ce"/>
    </style:style>
    <style:style style:name="ConditionalStyle_5f_1482" style:display-name="ConditionalStyle_1482" style:family="table-cell" style:parent-style-name="Default">
      <style:table-cell-properties fo:background-color="#ffc7ce"/>
    </style:style>
    <style:style style:name="ConditionalStyle_5f_1425" style:display-name="ConditionalStyle_1425" style:family="table-cell" style:parent-style-name="Default">
      <style:table-cell-properties fo:background-color="#ffc7ce"/>
    </style:style>
    <style:style style:name="ConditionalStyle_5f_7933" style:display-name="ConditionalStyle_7933" style:family="table-cell" style:parent-style-name="Default">
      <style:table-cell-properties fo:background-color="#ffc7ce"/>
    </style:style>
    <style:style style:name="ConditionalStyle_5f_4819" style:display-name="ConditionalStyle_4819" style:family="table-cell" style:parent-style-name="Default">
      <style:table-cell-properties fo:background-color="#ffc7ce"/>
    </style:style>
    <style:style style:name="ConditionalStyle_5f_3685" style:display-name="ConditionalStyle_3685" style:family="table-cell" style:parent-style-name="Default">
      <style:table-cell-properties fo:background-color="#ffc7c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6:07:40.92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5:35:52.582000000</meta:creation-date>
    <dc:date>2022-10-05T17:00:26.543000000</dc:date>
    <meta:editing-duration>P1DT4H19M2S</meta:editing-duration>
    <meta:editing-cycles>96</meta:editing-cycles>
    <meta:generator>LibreOffice/7.0.4.2$Windows_X86_64 LibreOffice_project/dcf040e67528d9187c66b2379df5ea4407429775</meta:generator>
    <meta:document-statistic meta:table-count="2" meta:cell-count="2894" meta:object-count="0"/>
  </office:meta>
</office:document-meta>
</file>